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4e4" officeooo:paragraph-rsid="001f94e4"/>
    </style:style>
    <style:style style:name="P2" style:family="paragraph" style:parent-style-name="Standard">
      <style:text-properties officeooo:rsid="001f94e4" officeooo:paragraph-rsid="00212b9d"/>
    </style:style>
    <style:style style:name="P3" style:family="paragraph" style:parent-style-name="Standard">
      <style:text-properties officeooo:rsid="001f94e4" officeooo:paragraph-rsid="00227aa6"/>
    </style:style>
    <style:style style:name="P4" style:family="paragraph" style:parent-style-name="Standard">
      <style:text-properties officeooo:rsid="00212b9d" officeooo:paragraph-rsid="00212b9d"/>
    </style:style>
    <style:style style:name="P5" style:family="paragraph" style:parent-style-name="Standard">
      <style:text-properties officeooo:rsid="00227aa6" officeooo:paragraph-rsid="00227aa6"/>
    </style:style>
    <style:style style:name="P6" style:family="paragraph" style:parent-style-name="Standard">
      <style:text-properties officeooo:rsid="0023cc5a" officeooo:paragraph-rsid="0023cc5a"/>
    </style:style>
    <style:style style:name="P7" style:family="paragraph" style:parent-style-name="Standard">
      <style:text-properties officeooo:rsid="00257dce" officeooo:paragraph-rsid="00257dce"/>
    </style:style>
    <style:style style:name="P8" style:family="paragraph" style:parent-style-name="Standard">
      <style:text-properties officeooo:rsid="0025ac3f" officeooo:paragraph-rsid="0025ac3f"/>
    </style:style>
    <style:style style:name="P9" style:family="paragraph" style:parent-style-name="Standard">
      <style:text-properties officeooo:rsid="0025fcf3" officeooo:paragraph-rsid="0025fcf3"/>
    </style:style>
    <style:style style:name="P10" style:family="paragraph" style:parent-style-name="Standard">
      <style:text-properties officeooo:rsid="0027664e" officeooo:paragraph-rsid="0027664e"/>
    </style:style>
    <style:style style:name="P11" style:family="paragraph" style:parent-style-name="Standard">
      <style:text-properties officeooo:rsid="0027bac1" officeooo:paragraph-rsid="0027bac1"/>
    </style:style>
    <style:style style:name="P12" style:family="paragraph" style:parent-style-name="Standard">
      <style:text-properties officeooo:rsid="0029538a" officeooo:paragraph-rsid="0029538a"/>
    </style:style>
    <style:style style:name="P13" style:family="paragraph" style:parent-style-name="Standard">
      <style:text-properties officeooo:rsid="0029825f" officeooo:paragraph-rsid="0029825f"/>
    </style:style>
    <style:style style:name="P14" style:family="paragraph" style:parent-style-name="Standard">
      <style:text-properties officeooo:rsid="0029825f" officeooo:paragraph-rsid="002a9d2e"/>
    </style:style>
    <style:style style:name="P15" style:family="paragraph" style:parent-style-name="Standard">
      <style:text-properties officeooo:rsid="002a9d2e" officeooo:paragraph-rsid="002a9d2e"/>
    </style:style>
    <style:style style:name="P16" style:family="paragraph" style:parent-style-name="Standard">
      <style:text-properties officeooo:rsid="002c7ede" officeooo:paragraph-rsid="002c7ede"/>
    </style:style>
    <style:style style:name="P17" style:family="paragraph" style:parent-style-name="Standard">
      <style:text-properties officeooo:rsid="002c7ede" officeooo:paragraph-rsid="002c9d81"/>
    </style:style>
    <style:style style:name="P18" style:family="paragraph" style:parent-style-name="Standard">
      <style:text-properties officeooo:rsid="002c9d81" officeooo:paragraph-rsid="002c9d81"/>
    </style:style>
    <style:style style:name="P19" style:family="paragraph" style:parent-style-name="Standard">
      <style:text-properties officeooo:rsid="002c9d81" officeooo:paragraph-rsid="002e871a"/>
    </style:style>
    <style:style style:name="P20" style:family="paragraph" style:parent-style-name="Standard">
      <style:text-properties officeooo:rsid="002e871a" officeooo:paragraph-rsid="002e871a"/>
    </style:style>
    <style:style style:name="P21" style:family="paragraph" style:parent-style-name="Standard">
      <style:text-properties officeooo:rsid="002e871a" officeooo:paragraph-rsid="00227aa6"/>
    </style:style>
    <style:style style:name="P22" style:family="paragraph" style:parent-style-name="Standard">
      <style:text-properties officeooo:rsid="002e871a" officeooo:paragraph-rsid="002e871a" fo:background-color="#ffff00"/>
    </style:style>
    <style:style style:name="P23" style:family="paragraph" style:parent-style-name="Standard">
      <style:text-properties officeooo:rsid="002ffc77" officeooo:paragraph-rsid="002ffc77" fo:background-color="#ffff00"/>
    </style:style>
    <style:style style:name="P24" style:family="paragraph" style:parent-style-name="Standard">
      <style:text-properties officeooo:rsid="002ffc77" officeooo:paragraph-rsid="002ffc77"/>
    </style:style>
    <style:style style:name="P25" style:family="paragraph" style:parent-style-name="Standard">
      <style:text-properties officeooo:rsid="0030d0f6" officeooo:paragraph-rsid="0030d0f6"/>
    </style:style>
    <style:style style:name="P26" style:family="paragraph" style:parent-style-name="Standard">
      <style:text-properties officeooo:rsid="0030d0f6" officeooo:paragraph-rsid="00320871"/>
    </style:style>
    <style:style style:name="P27" style:family="paragraph" style:parent-style-name="Standard">
      <style:text-properties officeooo:rsid="003161f5" officeooo:paragraph-rsid="003161f5"/>
    </style:style>
    <style:style style:name="P28" style:family="paragraph" style:parent-style-name="Standard">
      <style:text-properties officeooo:rsid="003161f5" officeooo:paragraph-rsid="00320871"/>
    </style:style>
    <style:style style:name="P29" style:family="paragraph" style:parent-style-name="Standard">
      <style:text-properties officeooo:rsid="00320871" officeooo:paragraph-rsid="00320871"/>
    </style:style>
    <style:style style:name="P30" style:family="paragraph" style:parent-style-name="Standard">
      <style:text-properties officeooo:rsid="00334372" officeooo:paragraph-rsid="00334372"/>
    </style:style>
    <style:style style:name="P31" style:family="paragraph" style:parent-style-name="Standard">
      <style:text-properties officeooo:rsid="00342907" officeooo:paragraph-rsid="00342907"/>
    </style:style>
    <style:style style:name="P32" style:family="paragraph" style:parent-style-name="Standard">
      <style:text-properties officeooo:rsid="003644b4" officeooo:paragraph-rsid="003644b4"/>
    </style:style>
    <style:style style:name="T1" style:family="text">
      <style:text-properties officeooo:rsid="001f94e4"/>
    </style:style>
    <style:style style:name="T2" style:family="text">
      <style:text-properties officeooo:rsid="00212b9d"/>
    </style:style>
    <style:style style:name="T3" style:family="text">
      <style:text-properties officeooo:rsid="00227aa6"/>
    </style:style>
    <style:style style:name="T4" style:family="text">
      <style:text-properties officeooo:rsid="0023cc5a"/>
    </style:style>
    <style:style style:name="T5" style:family="text">
      <style:text-properties officeooo:rsid="00257dce"/>
    </style:style>
    <style:style style:name="T6" style:family="text">
      <style:text-properties officeooo:rsid="0025ac3f"/>
    </style:style>
    <style:style style:name="T7" style:family="text">
      <style:text-properties officeooo:rsid="0025fcf3"/>
    </style:style>
    <style:style style:name="T8" style:family="text">
      <style:text-properties officeooo:rsid="0027664e"/>
    </style:style>
    <style:style style:name="T9" style:family="text">
      <style:text-properties officeooo:rsid="0027bac1"/>
    </style:style>
    <style:style style:name="T10" style:family="text">
      <style:text-properties officeooo:rsid="0027d097"/>
    </style:style>
    <style:style style:name="T11" style:family="text">
      <style:text-properties officeooo:rsid="0029538a"/>
    </style:style>
    <style:style style:name="T12" style:family="text">
      <style:text-properties officeooo:rsid="0029825f"/>
    </style:style>
    <style:style style:name="T13" style:family="text">
      <style:text-properties officeooo:rsid="002a9d2e"/>
    </style:style>
    <style:style style:name="T14" style:family="text">
      <style:text-properties officeooo:rsid="002c7ede"/>
    </style:style>
    <style:style style:name="T15" style:family="text">
      <style:text-properties officeooo:rsid="002c9d81"/>
    </style:style>
    <style:style style:name="T16" style:family="text">
      <style:text-properties officeooo:rsid="002e871a"/>
    </style:style>
    <style:style style:name="T17" style:family="text">
      <style:text-properties officeooo:rsid="002ffc77"/>
    </style:style>
    <style:style style:name="T18" style:family="text">
      <style:text-properties officeooo:rsid="0030d0f6"/>
    </style:style>
    <style:style style:name="T19" style:family="text">
      <style:text-properties officeooo:rsid="00320871"/>
    </style:style>
    <style:style style:name="T20" style:family="text">
      <style:text-properties officeooo:rsid="00334372"/>
    </style:style>
    <style:style style:name="T21" style:family="text">
      <style:text-properties officeooo:rsid="00342907"/>
    </style:style>
    <style:style style:name="T22" style:family="text">
      <style:text-properties officeooo:rsid="0035d0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lterações Cardiovasculares</text:p>
      <text:p text:style-name="P1"/>
      <text:p text:style-name="P1">PC – Parada cardiorrespiratória - <text:span text:style-name="T4">1</text:span></text:p>
      <text:p text:style-name="P1">IPC – Iminência da parada cardiorrespiratória - <text:span text:style-name="T4">1</text:span></text:p>
      <text:p text:style-name="P1">FC_bpm – Bradicardia (FC &lt;= 40 bpm) - <text:span text:style-name="T4">1</text:span></text:p>
      <text:p text:style-name="P1">HIP_C – Hipertensão (PA qualquer valor), com sinais de má perfusão ou dispneia ou alteração neurológica. - <text:span text:style-name="T4">1</text:span></text:p>
      <text:p text:style-name="P1">HIP<text:span text:style-name="T3">L</text:span> – Hipertensão (PA &gt; 180 x 120 mmHg) <text:span text:style-name="T3">com lesão aguda - </text:span><text:span text:style-name="T4">1</text:span></text:p>
      <text:p text:style-name="P1">HIPO – Hipotensão (PAS &lt;= 90 mmHg e/ou PAM &lt;= 65), com sinais de má perfusão ou <text:s/><text:span text:style-name="T2">alteração neurológica - </text:span><text:span text:style-name="T4">1</text:span></text:p>
      <text:p text:style-name="P1"/>
      <text:p text:style-name="P2">FC_bpm – Bradicardia (FC <text:span text:style-name="T2">&gt;=</text:span> 4<text:span text:style-name="T2">1 e &lt;= 50</text:span> bpm) - <text:span text:style-name="T4">2</text:span></text:p>
      <text:p text:style-name="P4">DT – Dor torácica - <text:span text:style-name="T4">2</text:span></text:p>
      <text:p text:style-name="P4">PTQ – Pressão torácica com queimação - <text:span text:style-name="T4">2</text:span></text:p>
      <text:p text:style-name="P4">PTP – Pressão torácica com peso - <text:span text:style-name="T4">2</text:span></text:p>
      <text:p text:style-name="P4">IP – Irradiação pescoço - <text:span text:style-name="T4">2</text:span></text:p>
      <text:p text:style-name="P4">IM – Irradiação mandíbula - <text:span text:style-name="T4">2</text:span></text:p>
      <text:p text:style-name="P4">IEG – Irradiação Epigástrio - <text:span text:style-name="T4">2</text:span></text:p>
      <text:p text:style-name="P4">IO – Irradiação ombros - <text:span text:style-name="T4">2</text:span></text:p>
      <text:p text:style-name="P4">IME – Irradiação membro superior esquerdo (MSE) - <text:span text:style-name="T4">2</text:span></text:p>
      <text:p text:style-name="P4"/>
      <text:p text:style-name="P3">FC_bpm – Bradicardia (FC <text:span text:style-name="T3">&gt;</text:span> <text:span text:style-name="T3">51</text:span> bpm <text:span text:style-name="T3">&lt; 60</text:span>) <text:span text:style-name="T3">ou taquicardia (FC &gt; 140 bpm) - </text:span><text:span text:style-name="T4">3</text:span></text:p>
      <text:p text:style-name="P3">HIP<text:span text:style-name="T3">SL</text:span> – Hipertensão (PA &gt; 180 x 120 mmHg) <text:span text:style-name="T3">sem lesão aguda - </text:span><text:span text:style-name="T4">3</text:span></text:p>
      <text:p text:style-name="P3"/>
      <text:p text:style-name="P5">HIPA - <text:span text:style-name="T1">Hipertensão (PA &gt; 1</text:span>79<text:span text:style-name="T1"> x 1</text:span>19<text:span text:style-name="T1"> mmHg) </text:span>Assintomático - <text:span text:style-name="T4">4</text:span></text:p>
      <text:p text:style-name="P5"/>
      <text:p text:style-name="P5">HIPAS - <text:span text:style-name="T1">Hipertensão (1</text:span>30 a 139<text:span text:style-name="T1"> x </text:span>80<text:span text:style-name="T1"> mmHg) </text:span>Assintomático – <text:span text:style-name="T4">5</text:span></text:p>
      <text:p text:style-name="P21"/>
      <text:p text:style-name="P22">Alterações Neurológicas</text:p>
      <text:p text:style-name="P5"/>
      <text:p text:style-name="P6">PR – perda da consciência ou rebaixamento – 1</text:p>
      <text:p text:style-name="P6">CPCR – Convulsão ou pós comicial não responsivo – 1</text:p>
      <text:p text:style-name="P6">DIS – Dislaia ou disartria agudas, desvio de comissura labial agudo e déficit motor/sensitivo agudo - <text:span text:style-name="T5">1</text:span></text:p>
      <text:p text:style-name="P6">PSA – Perda súbita da visão - <text:span text:style-name="T5">1</text:span></text:p>
      <text:p text:style-name="P6">CI – Cefália intensa, vômito em jato, rigidez de nuca, fotofobia - <text:span text:style-name="T5">1</text:span></text:p>
      <text:p text:style-name="P7">AA – Anisocoria aguda – 1</text:p>
      <text:p text:style-name="P7">IE – Intoxicação exógena com alteração do nível de consciência e/ou sinais vitais alterados - 1</text:p>
      <text:p text:style-name="P7">SNFC – Sinais neurológicos focais, com tempo menor que 4:30h. - 1</text:p>
      <text:p text:style-name="P7"/>
      <text:p text:style-name="P7">ANC – Alteração do nível de consciência – 2</text:p>
      <text:p text:style-name="P7">ACC – Alterações cognitivas e comportamentais – 2</text:p>
      <text:p text:style-name="P7">PCIR – Pós comicial imediato responsivo – 2</text:p>
      <text:p text:style-name="P7">IES – Intoxicação exógena, sem alteração do nível da consciência – 2</text:p>
      <text:p text:style-name="P7">DCCS – Déficit cognitivo crônico <text:span text:style-name="T6">por sequela ou demência com agudização – 2</text:span></text:p>
      <text:p text:style-name="P8">NT – Nistagmo - <text:span text:style-name="T8">2</text:span></text:p>
      <text:p text:style-name="P8">D<text:span text:style-name="T7">IS – Dislalia ou disartria ou déficit motor/sensitivo nas últimas 24h. - </text:span><text:span text:style-name="T8">2</text:span></text:p>
      <text:p text:style-name="P9">AE – Aura epilética - <text:span text:style-name="T8">2</text:span></text:p>
      <text:p text:style-name="P9">SNF – <text:span text:style-name="T8">Sinais neurológicos focais, com tempo maior que 4:30h. - 2</text:span></text:p>
      <text:p text:style-name="P9"/>
      <text:p text:style-name="P10">RC1 – Relato de convulsão <text:span text:style-name="T9">com menos</text:span> <text:span text:style-name="T9">de </text:span>6h <text:span text:style-name="T9">e </text:span>sem crise no momento – 3</text:p>
      <text:p text:style-name="P10"/>
      <text:p text:style-name="P10"><text:soft-page-break/>DCC – Déficit cognitivo crônico por sequela ou demência – 4</text:p>
      <text:p text:style-name="P10">RC2 – Relato de convulsão de 6 a 12 horas e sem crise no momento - 4</text:p>
      <text:p text:style-name="P10">TRM – Troca de receita para medicamento de uso contínuo - <text:span text:style-name="T9">5</text:span></text:p>
      <text:p text:style-name="P10"><text:span text:style-name="T9">RC3 – Relato de convulsão com mais de 12 horas e sem crise</text:span> <text:span text:style-name="T9">no momento – 5</text:span></text:p>
      <text:p text:style-name="P10"/>
      <text:p text:style-name="P22">Alterações Respiratórias</text:p>
      <text:p text:style-name="P10"/>
      <text:p text:style-name="P11">OVA – Obstrução de vias aéreas - <text:span text:style-name="T11">1</text:span></text:p>
      <text:p text:style-name="P11">DISP – Dispneia associada a alteração do nível de consciência <text:span text:style-name="T22">e d</text:span>ispneia associada a bradicardia (FC &lt;= 50 bpm ou FC &gt; 100 bpm). - <text:span text:style-name="T11">1</text:span></text:p>
      <text:p text:style-name="P11">FR - &lt;= 10 IRPM - <text:span text:style-name="T11">1</text:span></text:p>
      <text:p text:style-name="P11">CIA – <text:span text:style-name="T10">Cianose, enchimento capilar </text:span><text:span text:style-name="T11">&gt; 2s, com uso de musculatura acessória e SpO2 &lt; 90 % - 1</text:span></text:p>
      <text:p text:style-name="P12">RAA<text:span text:style-name="T12">1</text:span> – Ruídos adventícios audíveis sem uso do estetoscópio - 1</text:p>
      <text:p text:style-name="P12">MVUA – Murmúrios vesiculares universalmente abolidos – 1</text:p>
      <text:p text:style-name="P12"/>
      <text:p text:style-name="P12">ROVA – Risco de obstrução de vias aéreas - <text:span text:style-name="T12">2</text:span></text:p>
      <text:p text:style-name="P12">ER – <text:span text:style-name="T12">Esforço respiratório com estridor, sialorréia, fala entrecortada - 2</text:span></text:p>
      <text:p text:style-name="P13">CAG – Crise de asma grave SpO2 &gt; 90 a &lt; 94% - 2</text:p>
      <text:p text:style-name="P13">RAA2 - <text:s/><text:span text:style-name="T11">Ruídos adventícios audíveis </text:span>com<text:span text:style-name="T11"> uso do estetoscópio - </text:span>2</text:p>
      <text:p text:style-name="P13">MVPA1 - <text:s/><text:span text:style-name="T11">Murmúrios vesiculares </text:span>parcialmente<text:span text:style-name="T11"> abolidos, </text:span>associado a dispneia - 2</text:p>
      <text:p text:style-name="P13">HEM – Hemoptise (sangramento das vias aéreas baixas), com ou sem tosse – 2</text:p>
      <text:p text:style-name="P13"/>
      <text:p text:style-name="P13">SAT<text:span text:style-name="T13">1</text:span> – Saturação SpO2 entre 90 a 94%, com frequência respiratória de 20 a 24 IRPM - 3</text:p>
      <text:p text:style-name="P13">TPEH – Tosse produtiva com escarros hemoptoicos ou com ruídos adventícios - 3</text:p>
      <text:p text:style-name="P13">MVPA2 - <text:s/><text:span text:style-name="T11">Murmúrios vesiculares </text:span>parcialmente<text:span text:style-name="T11"> abolidos </text:span>sem dispneia – 3</text:p>
      <text:p text:style-name="P13"/>
      <text:p text:style-name="P13">TP – Tosse produtiva - <text:span text:style-name="T13">4</text:span></text:p>
      <text:p text:style-name="P13">DGSI<text:span text:style-name="T13">1</text:span> – Dor de garganta com sinais de infecção - <text:span text:style-name="T13">4</text:span></text:p>
      <text:p text:style-name="P15">SAT2 – Saturação SpO2 entre 90 a 94 %, assintomático - 4</text:p>
      <text:p text:style-name="P15"/>
      <text:p text:style-name="P15">COR – Coriza - 5</text:p>
      <text:p text:style-name="P14">DGSI<text:span text:style-name="T13">2</text:span> – Dor de garganta <text:span text:style-name="T13">sem</text:span> sinais de infecção - <text:span text:style-name="T13">5</text:span></text:p>
      <text:p text:style-name="P15">TS – Tosse seca - 5</text:p>
      <text:p text:style-name="P15">SG – Sintomas gripais, sem febre - 5</text:p>
      <text:p text:style-name="P13"/>
      <text:p text:style-name="P22">Alterações Trauma</text:p>
      <text:p text:style-name="P13"/>
      <text:p text:style-name="P15">STCE<text:span text:style-name="T14">1</text:span> – Suspeita de trauma crânio encefálico (TCE), trauma cervical, fratura de anel pélvico (Bacia), fratura de ossos longos – 1</text:p>
      <text:p text:style-name="P15">POL – Politrauma (lesão em mais de 2 segmentos corpóreos) - 1</text:p>
      <text:p text:style-name="P15">TT - Trauma torácico e/ou abdominal, com repercussão hemodinâmica e ventilatória – 1</text:p>
      <text:p text:style-name="P15">TA – Trauma aberto: craniano, torácico, abdominal e/ou <text:span text:style-name="T14">pélvico - 1</text:span></text:p>
      <text:p text:style-name="P16">ADEE – Amputação, desenluvamento, esmagamento de extremidades - 1</text:p>
      <text:p text:style-name="P16">PAFB – Perfuração por arma de fogo ou por arma branca - 1</text:p>
      <text:p text:style-name="P16">GLA – Glasgow de 3 a 8 - 1</text:p>
      <text:p text:style-name="P16">AFO – afogamento - 1</text:p>
      <text:p text:style-name="P16">FHCE – Ferimento com hemorragia não compressível ou evisceração - 1</text:p>
      <text:p text:style-name="P16">ASF – Asfixia por corpo estranho - 1</text:p>
      <text:p text:style-name="P16">LPAP<text:span text:style-name="T15">1</text:span> – Lesões provocadas por animais peçonhentos, com repercussão hemodinâmica e ventilatória - 1</text:p>
      <text:p text:style-name="P16">EMP – Empalamento – 1</text:p>
      <text:p text:style-name="P16"/>
      <text:p text:style-name="P16"><text:soft-page-break/></text:p>
      <text:p text:style-name="P16">STCE2 - Trauma torácico, abdominal e pélvico, sem repercussão hemodinâmica e ventilat<text:span text:style-name="T15">ó</text:span>ria no momento da avalia<text:span text:style-name="T15">çã</text:span>o. - <text:span text:style-name="T15">2</text:span></text:p>
      <text:p text:style-name="P18">SFFE – Suspeita de fratura fechada de extremidades, com deformidade aparente - 2</text:p>
      <text:p text:style-name="P18">SFAE – Suspeita de fratura aberta de extremidades - 2</text:p>
      <text:p text:style-name="P18">EDLF<text:span text:style-name="T16">1</text:span> – Edema com deformidades e limitação funcional em articulações pós-trauma em até 48h, com dor intensa (8 a 10) - 2</text:p>
      <text:p text:style-name="P18">DLPT – Dor lombar pós-trauma, com dor intensa (8 a 10) - 2</text:p>
      <text:p text:style-name="P18">GLA - <text:span text:style-name="T14">Glasgow de </text:span>9<text:span text:style-name="T14"> a </text:span>14 - 2</text:p>
      <text:p text:style-name="P18">FSAC – Ferimento com sangramento ativo compressível - 2</text:p>
      <text:p text:style-name="P18">RVDSI – Relato de violência doméstica, sexual e ou interpessoal - 2</text:p>
      <text:p text:style-name="P18">CEVAS – Corpo estranho em VAS, sem comprometimento respiratório - 2</text:p>
      <text:p text:style-name="P17">LPAP<text:span text:style-name="T15">2</text:span> – Lesões provocadas por animais peçonhentos, <text:span text:style-name="T15">sem</text:span> repercussão hemodinâmica e ventilatória – <text:span text:style-name="T15">2</text:span></text:p>
      <text:p text:style-name="P18">LO – Lesões oculares – 2</text:p>
      <text:p text:style-name="P18"/>
      <text:p text:style-name="P19">EDLF<text:span text:style-name="T16">2 – Edema, limitação funcional pós-trauma, com dor moderada (4 a 7) em até 48h - 3</text:span></text:p>
      <text:p text:style-name="P20">CTTM – Cefália, tardia ao trauma, com dor moderada (4 a 7) secundária ao trauma - 3</text:p>
      <text:p text:style-name="P20">TTR – Tatuagem traumática (marcas provocadas na pela após contato com objetos durante o trauma) - 3</text:p>
      <text:p text:style-name="P20">ICE – Ingestão de corpo estranho - 3</text:p>
      <text:p text:style-name="P20">SFFE – Suspeita de fratura fechada de extremidades, sem deformidade aparente - 3</text:p>
      <text:p text:style-name="P18"/>
      <text:p text:style-name="P20">DLTT – Dor lombar, tardia ao trauma, com dor moderada (4 a 7) - <text:span text:style-name="T17">4</text:span></text:p>
      <text:p text:style-name="P24">TESVN – Trauma em extremidades com sinais vitais normais e dor leve (1 a 3) - 4</text:p>
      <text:p text:style-name="P24">EI – Escoriações imediatas - 4</text:p>
      <text:p text:style-name="P24">FTAM – Ferimentos em tórax, abdômen ou membros, sem sangramento, com sinais flogísticos - 4</text:p>
      <text:p text:style-name="P24">AIAC – Avaliação de imobilizações que apresentem comprometimento segmentar – 4</text:p>
      <text:p text:style-name="P24"/>
      <text:p text:style-name="P24">ETSF – Escoriações tardias com ou sem sinais flogísticos, sem febre - 5</text:p>
      <text:p text:style-name="P24">PICM – Procura por imunobiológicos em casos de mordeduras superficiais sem flogose - 5</text:p>
      <text:p text:style-name="P24">TRIG – Troca/retirada de imobilizações gessadas - 5</text:p>
      <text:p text:style-name="P24">TC – Troca de curativo - 5</text:p>
      <text:p text:style-name="P24">RP – Retirada de pontos – 5</text:p>
      <text:p text:style-name="P24">SLM – Solicitação de laudo médico - 5</text:p>
      <text:p text:style-name="P20"/>
      <text:p text:style-name="P23">ALTERAÇÕES SISTÊMICAS</text:p>
      <text:p text:style-name="P24"/>
      <text:p text:style-name="P25">PRNC – Perda ou rebaixamento do nível de consciência - <text:span text:style-name="T19">1</text:span></text:p>
      <text:p text:style-name="P26">FSTC – Febre súbita &gt;= 40°C, com tremores, calafrios - <text:span text:style-name="T19">1</text:span></text:p>
      <text:p text:style-name="P26">HIP – Hipotensão (Pressão Arterial sistólica &lt; 80 mmHg); Taquicardia (FC &gt; 140 bpm) ou bradicardia (FC &lt; 40 bpm); Pulso filiforme e rápido - <text:span text:style-name="T19">1</text:span></text:p>
      <text:p text:style-name="P28">RVS – Repercussão ventilatória com saturação &lt; 90% com ou sem tiragem intercostal e/ou batimento de asas do nariz<text:span text:style-name="T18"> - </text:span><text:span text:style-name="T19">1</text:span></text:p>
      <text:p text:style-name="P28">EG – Edema de Glote (inchaço na garganta e/ou dificuldade respiratória)<text:span text:style-name="T18"> - </text:span><text:span text:style-name="T19">1</text:span></text:p>
      <text:p text:style-name="P28">PPSE – Palidez acentuada, pele fria e pegajosa, sudorese, cianose, enchimento capilar lentificado &gt; 2s, hipotensão ortostática<text:span text:style-name="T18"> - </text:span><text:span text:style-name="T19">1</text:span></text:p>
      <text:p text:style-name="P28">PACON – PA convergente (diferença entre sistólica e diastólica &lt; 20 mmHg)<text:span text:style-name="T18"> - </text:span><text:span text:style-name="T19">1</text:span></text:p>
      <text:p text:style-name="P28">EPPV – Eritema purpúreo, petéquias, vasculites com rigidez de nuca<text:span text:style-name="T18"> - </text:span><text:span text:style-name="T19">1</text:span></text:p>
      <text:p text:style-name="P28">VJRN – Vômitos em jato com rigidez de nuca<text:span text:style-name="T18"> - </text:span><text:span text:style-name="T19">1</text:span></text:p>
      <text:p text:style-name="P28">EPI – Epistaxe com instabilidade hemodinâmica<text:span text:style-name="T18"> - </text:span><text:span text:style-name="T19">1</text:span></text:p>
      <text:p text:style-name="P28">CISP – Cefaleia intensa, súbita e/ou persistente, com sinais neurológicos (EVA 8 a 10)<text:span text:style-name="T18"> - </text:span><text:span text:style-name="T19">1</text:span></text:p>
      <text:p text:style-name="P28"><text:soft-page-break/>SNF – Sinais neurológicos focais com tempo menor que 4:30h<text:span text:style-name="T18"> - </text:span><text:span text:style-name="T19">1</text:span></text:p>
      <text:p text:style-name="P28">HGT - &lt; 70 mg/dl com – Alteração do nível de consciência; Visão turva; Pele fria e pegajosa<text:span text:style-name="T18"> - </text:span><text:span text:style-name="T19">1</text:span></text:p>
      <text:p text:style-name="P28">HGT - &gt;= 300 mg/dl com – <text:span text:style-name="T19">Visão turva; Pulso anormal; Taquipneia; Hálito cetônico; Prostração; Pele fria e pegajosa</text:span><text:span text:style-name="T18"> – </text:span><text:span text:style-name="T19">1</text:span></text:p>
      <text:p text:style-name="P28"/>
      <text:p text:style-name="P29">ANC – Alterações dos níveis de consciência (não classificados em outros descritores) - <text:span text:style-name="T21">2</text:span></text:p>
      <text:p text:style-name="P29">EDF – Edema difuso em face (angiodema) <text:span text:style-name="T20">e/ou eritema disseminado (placas urticariformes pelo corpo – prurido) - </text:span><text:span text:style-name="T21">2</text:span></text:p>
      <text:p text:style-name="P30">ESIH – Epistaxe sem instabilidade hemodinâmica - <text:span text:style-name="T21">2</text:span></text:p>
      <text:p text:style-name="P30">CISP – Cefaléia intensa (EVA – 8 a 10), súbita e/ou persistente, sem sinais neurológicos - <text:span text:style-name="T21">2</text:span></text:p>
      <text:p text:style-name="P30">TAQ – Taquipnéia FR &gt; 25 irpm - <text:span text:style-name="T21">2</text:span></text:p>
      <text:p text:style-name="P30">VJSR - Vômitos em jato sem rigidez de nuca - <text:span text:style-name="T21">2</text:span></text:p>
      <text:p text:style-name="P30">OF – Otorréia com febre - <text:span text:style-name="T21">2</text:span></text:p>
      <text:p text:style-name="P30">DEEP – Dor, edema e empastamento de panturrilha (as) - <text:span text:style-name="T21">2</text:span></text:p>
      <text:p text:style-name="P30">SNF – Sinais neurológicos focais com tempo maior que 4:30h - <text:span text:style-name="T21">2</text:span></text:p>
      <text:p text:style-name="P30">HGT - &lt; 70 mg/dl ou &gt; 300 mg/dl assintomático - <text:span text:style-name="T21">2</text:span></text:p>
      <text:p text:style-name="P31">DIPH – Dor intensa (EVA – 8 a 10) em pacientes com hemonoglobinopatias. - 2</text:p>
      <text:p text:style-name="P31">VFDA – Vômitos frequentes com dor abdominal esparsa e com icterícia em pacientes com hemoglobinopatias - 2</text:p>
      <text:p text:style-name="P31"/>
      <text:p text:style-name="P31">EPPV – Eritema purpúreo, petéquias, vasculites sem rigidez de nuca - 3</text:p>
      <text:p text:style-name="P31">CMSR – Cefaléia Moderada, súbita ou rapidamente progressiva - 3</text:p>
      <text:p text:style-name="P31">ANU – Anúria - 3</text:p>
      <text:p text:style-name="P31">HGT – entre 200 mg/dl e 300 mg/dl assintomático - 3</text:p>
      <text:p text:style-name="P31">FEB - Febre entre 38 °C a 38,9°C associados a outros sinais e sintomas - 3</text:p>
      <text:p text:style-name="P31"/>
      <text:p text:style-name="P31">TNCE – Tontura, náusea, cansaço excessivo</text:p>
      <text:p text:style-name="P31">NVSS – Náuseas/ Vômitos sem sinais de desitratação</text:p>
      <text:p text:style-name="P31">QO – Queixa de oli</text:p>
      <text:p text:style-name="P27"/>
      <text:p text:style-name="P32">208 casos x 22 variáve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1T21:54:47.784562669</meta:creation-date>
    <dc:date>2022-10-15T17:05:01.788213749</dc:date>
    <meta:editing-duration>PT1H55M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4" meta:paragraph-count="142" meta:word-count="1463" meta:character-count="8496" meta:non-whitespace-character-count="7021"/>
  </office:meta>
</office:document-meta>
</file>